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04FEAB606D14DCE7D9.png" manifest:media-type="image/png"/>
  <manifest:file-entry manifest:full-path="Pictures/1000020100000640000000645600940779A79134.png" manifest:media-type="image/png"/>
  <manifest:file-entry manifest:full-path="Pictures/10000201000006400000022C2124136E6D77D874.png" manifest:media-type="image/png"/>
  <manifest:file-entry manifest:full-path="Pictures/100002010000064000000580C147400356265545.png" manifest:media-type="image/png"/>
  <manifest:file-entry manifest:full-path="Pictures/1000020100000640000001F89D2904E556E898FF.png" manifest:media-type="image/png"/>
  <manifest:file-entry manifest:full-path="Pictures/10000201000006400000021C76A3C124EBD5E0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3.111cm" draw:z-index="0"><draw:image xlink:href="Pictures/100002010000064000000580C147400356265545.png" xlink:type="simple" xlink:show="embed" xlink:actuate="onLoad"/></draw:frame><draw:frame draw:style-name="fr2" draw:name="Imagen2" text:anchor-type="paragraph" svg:x="0cm" svg:y="13.109cm" svg:width="17cm" svg:height="5.736cm" draw:z-index="1"><draw:image xlink:href="Pictures/10000201000006400000021C76A3C124EBD5E0A0.png" xlink:type="simple" xlink:show="embed" xlink:actuate="onLoad"/></draw:frame><draw:frame draw:style-name="fr2" draw:name="Imagen3" text:anchor-type="paragraph" svg:x="0cm" svg:y="18.844cm" svg:width="17cm" svg:height="5.907cm" draw:z-index="2"><draw:image xlink:href="Pictures/10000201000006400000022C2124136E6D77D874.png" xlink:type="simple" xlink:show="embed" xlink:actuate="onLoad"/></draw:frame></text:p>
      <text:p text:style-name="P1"><draw:frame draw:style-name="fr3" draw:name="Imagen4" text:anchor-type="paragraph" svg:width="17cm" svg:height="5.482cm" draw:z-index="3"><draw:image xlink:href="Pictures/100002010000064000000204FEAB606D14DCE7D9.png" xlink:type="simple" xlink:show="embed" xlink:actuate="onLoad"/></draw:frame><draw:frame draw:style-name="fr2" draw:name="Imagen5" text:anchor-type="paragraph" svg:x="0cm" svg:y="5.48cm" svg:width="17cm" svg:height="5.353cm" draw:z-index="4"><draw:image xlink:href="Pictures/1000020100000640000001F89D2904E556E898FF.png" xlink:type="simple" xlink:show="embed" xlink:actuate="onLoad"/></draw:frame><draw:frame draw:style-name="fr2" draw:name="Imagen6" text:anchor-type="paragraph" svg:x="0cm" svg:y="10.832cm" svg:width="17cm" svg:height="1.062cm" draw:z-index="5"><draw:image xlink:href="Pictures/1000020100000640000000645600940779A791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6:36:30.644624070</meta:creation-date>
    <dc:date>2019-09-26T16:42:32.293912812</dc:date>
    <meta:editing-duration>PT6M3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